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P22" style:parent-style-name="Normal" style:list-style-name="LFO3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P25" style:parent-style-name="Normal" style:list-style-name="LFO4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4" style:family="paragraph"/>
    <style:style style:name="P28" style:parent-style-name="Normal" style:list-style-name="LFO4" style:family="paragraph"/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5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5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list-style-name="LFO5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6" style:family="paragraph"/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list-style-name="LFO7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7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Les livrables attendus pour répondre au besoin et à la problématique de Thé Tip Top sont :</text:span></text:p>
      <text:p text:style-name="Normal"><draw:custom-shape svg:x="0in" svg:y="0in" svg:width="45.51042in" svg:height="0.00139in" draw:z-index="0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3">1. Cahier des charges complet</text:p>
      <text:list text:style-name="LFO1" text:continue-numbering="true">
        <text:list-item>
          <text:p text:style-name="P4">Un document détaillant les besoins fonctionnels et techniques pour la conception du site dédié au jeu-concours.</text:p>
        </text:list-item>
        <text:list-item>
          <text:p text:style-name="P5">Comprend les spécifications pour l'API, la WebApp, les bases de données, et l'intégration avec les caisses en magasin et le futur site e-commerce.</text:p>
        </text:list-item>
      </text:list>
      <text:p text:style-name="Normal"><draw:custom-shape svg:x="0in" svg:y="0in" svg:width="45.51042in" svg:height="0.00139in" draw:z-index="0" draw:id="id1" draw:style-name="a1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P6">2. Site dédié au jeu-concours</text:p>
      <text:list text:style-name="LFO2" text:continue-numbering="true">
        <text:list-item>
          <text:p text:style-name="P7"><text:span text:style-name="T8">Fonctionnalités principales :</text:span></text:p>
          <text:list text:continue-numbering="true">
            <text:list-item>
              <text:p text:style-name="P9">Présentation des règles et des lots.</text:p>
            </text:list-item>
            <text:list-item>
              <text:p text:style-name="P10">Inscription des participants (via Google/Facebook ou formulaire classique).</text:p>
            </text:list-item>
            <text:list-item>
              <text:p text:style-name="P11">Vérification des tickets (codes uniques avec lots associés pré-générés).</text:p>
            </text:list-item>
            <text:list-item>
              <text:p text:style-name="P12">Consultation des gains par les participants.</text:p>
            </text:list-item>
            <text:list-item>
              <text:p text:style-name="P13">Gestion administrative pour visualiser les statistiques (tickets fournis, gains distribués, données démographiques).</text:p>
            </text:list-item>
            <text:list-item>
              <text:p text:style-name="P14">Tirage au sort du gros lot côté serveur.</text:p>
            </text:list-item>
          </text:list>
        </text:list-item>
        <text:list-item>
          <text:p text:style-name="P15"><text:span text:style-name="T16">Exigences techniques :</text:span></text:p>
          <text:list text:continue-numbering="true">
            <text:list-item>
              <text:p text:style-name="P17">API backend sécurisée et scalable.</text:p>
            </text:list-item>
            <text:list-item>
              <text:p text:style-name="P18">WebApp responsive et accessible, optimisée pour mobile et desktop.</text:p>
            </text:list-item>
            <text:list-item>
              <text:p text:style-name="P19">RGPD-friendly et respect des normes d'accessibilité.</text:p>
            </text:list-item>
          </text:list>
        </text:list-item>
      </text:list>
      <text:p text:style-name="Normal"><draw:custom-shape svg:x="0in" svg:y="0in" svg:width="44.06736in" svg:height="0.00139in" draw:z-index="0" draw:id="id2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P20">3. Charte graphique et identité visuelle</text:p>
      <text:list text:style-name="LFO3" text:continue-numbering="true">
        <text:list-item>
          <text:p text:style-name="P21">Proposition d'un nouveau logo et d'une charte graphique pour renforcer l'image premium, bio, et artisanale de Thé Tip Top.</text:p>
        </text:list-item>
        <text:list-item>
          <text:p text:style-name="P22">Design des visuels pour le site du jeu-concours et pour les campagnes promotionnelles (réseaux sociaux, affiches).</text:p>
        </text:list-item>
      </text:list>
      <text:p text:style-name="Normal"><draw:custom-shape svg:x="0in" svg:y="0in" svg:width="45.51042in" svg:height="0.00139in" draw:z-index="0" draw:id="id3" draw:style-name="a3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P23">4. Étude marketing et stratégie de communication</text:p>
      <text:list text:style-name="LFO4" text:continue-numbering="true">
        <text:list-item>
          <text:p text:style-name="P24">Analyse du marché et des concurrents.</text:p>
        </text:list-item>
        <text:list-item>
          <text:p text:style-name="P25">Plan marketing avec un<text:s/><text:span text:style-name="T26">mix marketing (4P)</text:span>.</text:p>
        </text:list-item>
        <text:list-item>
          <text:p text:style-name="P27">Stratégie de promotion sur les réseaux sociaux, y compris une campagne ciblée avec des influenceurs.</text:p>
        </text:list-item>
        <text:list-item>
          <text:p text:style-name="P28">Proposition d'outils marketing : Google Analytics, campagnes emailing (via Mailchimp).</text:p>
        </text:list-item>
      </text:list>
      <text:p text:style-name="Normal"><draw:custom-shape svg:x="0in" svg:y="0in" svg:width="45.51042in" svg:height="0.00139in" draw:z-index="0" draw:id="id4" draw:style-name="a4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P29">5. Gestion de projet</text:p>
      <text:list text:style-name="LFO5" text:continue-numbering="true">
        <text:list-item>
          <text:p text:style-name="P30"><text:span text:style-name="T31">Diagrammes UML/BPMN :</text:span><text:s/>Processus utilisateurs (inscription, validation des tickets, tirage au sort).</text:p>
        </text:list-item>
        <text:list-item>
          <text:p text:style-name="P32"><text:span text:style-name="T33">Gantt Chart détaillé :</text:span><text:s/>Planification des étapes du projet en ASAP sous MS Project ou Gantt Project.</text:p>
        </text:list-item>
        <text:list-item>
          <text:p text:style-name="P34"><text:span text:style-name="T35">Suivi des tâches :</text:span><text:s/>Mise en place d'un outil collaboratif comme Trello ou Notion pour assurer la transparence et le suivi.</text:p>
        </text:list-item>
      </text:list>
      <text:p text:style-name="Normal"><draw:custom-shape svg:x="0in" svg:y="0in" svg:width="45.51042in" svg:height="0.00139in" draw:z-index="0" draw:id="id5" draw:style-name="a5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P36">6. Présentation PowerPoint</text:p>
      <text:list text:style-name="LFO6" text:continue-numbering="true">
        <text:list-item>
          <text:p text:style-name="P37">Une présentation synthétique pour présenter le projet et les choix stratégiques au client.</text:p>
        </text:list-item>
      </text:list>
      <text:p text:style-name="Normal"><draw:custom-shape svg:x="0in" svg:y="0in" svg:width="45.51042in" svg:height="0.00139in" draw:z-index="0" draw:id="id6" draw:style-name="a6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38">7. Estimations et budgets</text:p>
      <text:list text:style-name="LFO7" text:continue-numbering="true">
        <text:list-item>
          <text:p text:style-name="P39"><text:span text:style-name="T40">Estimation des coûts</text:span><text:s/>: Études, développement, marketing, communication, et suivi.</text:p>
        </text:list-item>
        <text:list-item>
          <text:p text:style-name="P41"><text:span text:style-name="T42">Prévisions d’impacts</text:span><text:s/>sur la visibilité et l'engagement de la clientèle.</text:p>
        </text:list-item>
      </text:list>
      <text:p text:style-name="Normal"><draw:custom-shape svg:x="0in" svg:y="0in" svg:width="45.51042in" svg:height="0.00139in" draw:z-index="0" draw:id="id7" draw:style-name="a7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Normal">Ces livrables garantiront une réponse complète et adaptée aux besoins de Thé Tip Top, en alignant les aspects techniques, marketing, et organisationnel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1-23T14:40:00Z</meta:creation-date>
    <dc:date>2025-01-23T14:40:00Z</dc:date>
    <meta:template xlink:href="Normal.dotm" xlink:type="simple"/>
    <meta:editing-cycles>1</meta:editing-cycles>
    <meta:editing-duration>PT0S</meta:editing-duration>
    <meta:document-statistic meta:page-count="2" meta:paragraph-count="4" meta:word-count="371" meta:character-count="2412" meta:row-count="17" meta:non-whitespace-character-count="2045"/>
  </office:meta>
</office:document-meta>
</file>